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6f829" officeooo:paragraph-rsid="0006f829"/>
    </style:style>
    <style:style style:name="P2" style:family="paragraph" style:parent-style-name="Standard">
      <style:text-properties style:text-underline-style="solid" style:text-underline-width="auto" style:text-underline-color="font-color" officeooo:rsid="000cbad9" officeooo:paragraph-rsid="000cbad9"/>
    </style:style>
    <style:style style:name="P3" style:family="paragraph" style:parent-style-name="Standard">
      <style:text-properties style:text-underline-style="solid" style:text-underline-width="auto" style:text-underline-color="font-color" officeooo:rsid="000d3b40" officeooo:paragraph-rsid="000d3b40"/>
    </style:style>
    <style:style style:name="P4" style:family="paragraph" style:parent-style-name="Standard">
      <style:text-properties style:text-underline-style="none" officeooo:rsid="0006f829" officeooo:paragraph-rsid="0006f829"/>
    </style:style>
    <style:style style:name="P5" style:family="paragraph" style:parent-style-name="Standard">
      <style:text-properties style:text-underline-style="none" officeooo:rsid="000cbad9" officeooo:paragraph-rsid="000cbad9"/>
    </style:style>
    <style:style style:name="P6" style:family="paragraph" style:parent-style-name="Standard">
      <style:text-properties style:text-underline-style="none" officeooo:rsid="000d3b40" officeooo:paragraph-rsid="000d3b40"/>
    </style:style>
    <style:style style:name="P7" style:family="paragraph" style:parent-style-name="Standard">
      <style:text-properties style:text-underline-style="none" officeooo:rsid="000e1768" officeooo:paragraph-rsid="000e1768"/>
    </style:style>
    <style:style style:name="P8" style:family="paragraph" style:parent-style-name="Standard">
      <style:text-properties style:text-underline-style="none" officeooo:rsid="001911b4" officeooo:paragraph-rsid="000e1768"/>
    </style:style>
    <style:style style:name="P9" style:family="paragraph" style:parent-style-name="Standard">
      <style:text-properties style:text-underline-style="none" officeooo:rsid="001911b4" officeooo:paragraph-rsid="001911b4"/>
    </style:style>
    <style:style style:name="P10" style:family="paragraph" style:parent-style-name="Standard">
      <style:paragraph-properties fo:break-before="page"/>
      <style:text-properties style:text-underline-style="none" officeooo:rsid="000cbad9" officeooo:paragraph-rsid="000cbad9"/>
    </style:style>
    <style:style style:name="T1" style:family="text">
      <style:text-properties officeooo:rsid="000759cc"/>
    </style:style>
    <style:style style:name="T2" style:family="text">
      <style:text-properties officeooo:rsid="00082675"/>
    </style:style>
    <style:style style:name="T3" style:family="text">
      <style:text-properties officeooo:rsid="000a6140"/>
    </style:style>
    <style:style style:name="T4" style:family="text">
      <style:text-properties officeooo:rsid="000ae294"/>
    </style:style>
    <style:style style:name="T5" style:family="text">
      <style:text-properties officeooo:rsid="000d3b40"/>
    </style:style>
    <style:style style:name="T6" style:family="text">
      <style:text-properties officeooo:rsid="000fdf83"/>
    </style:style>
    <style:style style:name="T7" style:family="text">
      <style:text-properties officeooo:rsid="000fe949"/>
    </style:style>
    <style:style style:name="T8" style:family="text">
      <style:text-properties officeooo:rsid="0014cefc"/>
    </style:style>
    <style:style style:name="T9" style:family="text">
      <style:text-properties officeooo:rsid="0019e7b1"/>
    </style:style>
    <style:style style:name="T10" style:family="text">
      <style:text-properties fo:font-style="italic" officeooo:rsid="001aa13d" style:font-style-asian="italic" style:font-style-complex="italic"/>
    </style:style>
    <style:style style:name="T11" style:family="text">
      <style:text-properties fo:font-style="normal" officeooo:rsid="001aa13d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emliminaries</text:p>
      <text:p text:style-name="P1"/>
      <text:p text:style-name="P4">- Graphs are a capstone data structure that often emply seeral data structure. Depending on the prolem, they may use</text:p>
      <text:p text:style-name="P4"><text:s text:c="2"/>* Hash tables</text:p>
      <text:p text:style-name="P4"><text:s text:c="2"/>* Priority Queues</text:p>
      <text:p text:style-name="P4"><text:s text:c="2"/>* Vecttors</text:p>
      <text:p text:style-name="P4"><text:s text:c="2"/>* Linkned Lists</text:p>
      <text:p text:style-name="P4"><text:s text:c="2"/>* Queues</text:p>
      <text:p text:style-name="P4"><text:s text:c="2"/>* Stacks</text:p>
      <text:p text:style-name="P4"/>
      <text:p text:style-name="P4">- Graphs are just like trees except that they can have mulitple paths etween any two nodes (vertices)<text:line-break/>- Graphs can contain disconnected segments</text:p>
      <text:p text:style-name="P4"/>
      <text:p text:style-name="P4">-Unlike trees graphs ertices can have 0,1,… |V| paths to each vertex</text:p>
      <text:p text:style-name="P4">- <text:span text:style-name="T1">All trees are graphs, but not all graphs are trees</text:span></text:p>
      <text:p text:style-name="P4">- <text:span text:style-name="T1">Typically in CS graph edges are one-way. Graphs w/ one directional edges are called directed graphs (digraph)</text:span></text:p>
      <text:p text:style-name="P4"><text:s text:c="2"/>* <text:span text:style-name="T1">because pointers can only point to one thing</text:span></text:p>
      <text:p text:style-name="P4">- <text:span text:style-name="T1">How would we represent a i-dircetional edge in CS?</text:span></text:p>
      <text:p text:style-name="P4"><text:s text:c="2"/>* <text:span text:style-name="T2">w/ two points A→B, B→A </text:span></text:p>
      <text:p text:style-name="P4"/>
      <text:p text:style-name="P4">- <text:span text:style-name="T3">Unlike a tree thers is no root of a graph</text:span></text:p>
      <text:p text:style-name="P4">- <text:span text:style-name="T4">Thus we need to store te graph as a whole (allow access to any node in graph immediately)</text:span></text:p>
      <text:p text:style-name="P4"/>
      <text:p text:style-name="P2">Vector-based gaph implementation (Adjacency Matrix)</text:p>
      <text:p text:style-name="P5"/>
      <text:p text:style-name="P5">- A vallue of 1 represets connectivity</text:p>
      <text:p text:style-name="P5">- Read using row-major order. Rows tell us what the vertex is connected to.</text:p>
      <text:p text:style-name="P5">- PA2 used an adjacency matrix</text:p>
      <text:p text:style-name="P5">Pros:</text:p>
      <text:p text:style-name="P5"><text:s text:c="2"/>* Vvery nice representation</text:p>
      <text:p text:style-name="P5"><text:s text:c="2"/>* <text:span text:style-name="T5">Can be versy straightforward to work with</text:span></text:p>
      <text:p text:style-name="P5">Cons:</text:p>
      <text:p text:style-name="P5"><text:s text:c="2"/>* Takes up a lot of space. The only important things <text:span text:style-name="T5">to know in the graphs are the 1s. 0s are wasted space</text:span></text:p>
      <text:p text:style-name="P5"/>
      <text:p text:style-name="P10"/>
      <text:p text:style-name="P3">Linked List implementation</text:p>
      <text:p text:style-name="P3"/>
      <text:p text:style-name="P6">- Each verex maintains a list of connected vertices</text:p>
      <text:p text:style-name="P7">Pros:<text:line-break/> <text:s/>* Takes up less space when the grap is sparce <text:span text:style-name="T6">(not a lot of edges in the graph)</text:span></text:p>
      <text:p text:style-name="P7"><text:s text:c="2"/>* <text:span text:style-name="T6">Can be nicer in recursive situations</text:span></text:p>
      <text:p text:style-name="P7">Cons:</text:p>
      <text:p text:style-name="P7">* <text:span text:style-name="T7">Overall picture of graph is less clear</text:span></text:p>
      <text:p text:style-name="P7"/>
      <text:p text:style-name="P7"/>
      <text:p text:style-name="P8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04:01.280267530</meta:creation-date>
    <dc:date>2018-04-05T10:08:56.698162159</dc:date>
    <meta:editing-duration>PT40M19S</meta:editing-duration>
    <meta:editing-cycles>17</meta:editing-cycles>
    <meta:generator>LibreOffice/6.0.2.1.0$Linux_X86_64 LibreOffice_project/00m0$Build-1</meta:generator>
    <meta:document-statistic meta:table-count="0" meta:image-count="0" meta:object-count="0" meta:page-count="2" meta:paragraph-count="32" meta:word-count="272" meta:character-count="1484" meta:non-whitespace-character-count="1217"/>
  </office:meta>
</office:document-meta>
</file>